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PM2">
      <style:paragraph-properties style:page-number="auto"/>
      <style:text-properties officeooo:paragraph-rsid="001540ce"/>
    </style:style>
    <style:style style:name="T1" style:family="text">
      <style:text-properties fo:color="#000000" style:text-line-through-style="none" style:text-line-through-type="none" fo:font-size="12pt" style:letter-kerning="true" style:font-size-asian="12pt"/>
    </style:style>
    <style:style style:name="T2" style:family="text">
      <style:text-properties fo:color="#000000" style:text-line-through-style="none" style:text-line-through-type="none" fo:font-size="12pt" officeooo:rsid="001bb536" style:letter-kerning="true" style:font-size-asian="12pt"/>
    </style:style>
    <style:style style:name="T3" style:family="text">
      <style:text-properties officeooo:rsid="001540ce"/>
    </style:style>
    <style:style style:name="T4" style:family="text">
      <style:text-properties officeooo:rsid="006c2f63"/>
    </style:style>
    <style:style style:name="T5" style:family="text">
      <style:text-properties officeooo:rsid="00850677"/>
    </style:style>
    <style:style style:name="T6" style:family="text">
      <style:text-properties officeooo:rsid="0029ef83"/>
    </style:style>
    <style:style style:name="T7" style:family="text">
      <style:text-properties officeooo:rsid="0054fc26"/>
    </style:style>
    <style:style style:name="T8" style:family="text">
      <style:text-properties officeooo:rsid="00597af5"/>
    </style:style>
    <style:style style:name="T9" style:family="text">
      <style:text-properties officeooo:rsid="00237f63"/>
    </style:style>
    <style:style style:name="T10" style:family="text">
      <style:text-properties officeooo:rsid="00188de2"/>
    </style:style>
    <style:style style:name="T11" style:family="text">
      <style:text-properties officeooo:rsid="001a5db1"/>
    </style:style>
    <style:style style:name="T12" style:family="text">
      <style:text-properties style:text-line-through-style="none" style:text-line-through-type="none" officeooo:rsid="0072a4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4">Brief de la ré</text:span>union de <text:span text:style-name="T10">validation de projet</text:span></text:h>
      <text:p text:style-name="Text_20_body"><text:span text:style-name="T12">Cette réunion ré</text:span><text:span text:style-name="T1">union peut se faire en plus petit </text:span><text:span text:style-name="T2">comité</text:span><text:span text:style-name="T1"> pour convaincre le client d’accepter le devis et de signer le contrat. Elle consiste en une </text:span><text:span text:style-name="T2">présentation</text:span><text:span text:style-name="T1"> au client. </text:span></text:p>
      <text:p text:style-name="Text_20_body"/>
      <text:p text:style-name="Text_20_body">Elle se déroule en plusieurs étapes :</text:p>
      <text:p text:style-name="Text_20_body">- Présentation <text:span text:style-name="T10">d’une proposition de site,</text:span></text:p>
      <text:p text:style-name="Text_20_body">- <text:span text:style-name="T11">Signature du Devis.</text:span></text:p>
      <text:p text:style-name="Text_20_body"/>
      <text:p text:style-name="Text_20_body">Objectifs :</text:p>
      <text:p text:style-name="Text_20_body">- Convaincre de le client et faire signer le devis.</text:p>
      <text:p text:style-name="Text_20_body"/>
      <text:p text:style-name="Text_20_body">Préparatifs à demander au client :</text:p>
      <text:p text:style-name="Text_20_body">...</text:p>
      <text:p text:style-name="Text_20_body"/>
      <text:p text:style-name="Text_20_body">Documents à apporter <text:span text:style-name="T5">(en annexe de ce texte)</text:span> :</text:p>
      <text:p text:style-name="Text_20_body">- Planche tendance <text:span text:style-name="T6">(Style tile)</text:span></text:p>
      <text:p text:style-name="Text_20_body">- Storyboard <text:span text:style-name="T7">(et Sitemap)</text:span></text:p>
      <text:p text:style-name="Text_20_body">- Wireframe<text:span text:style-name="T8">s</text:span></text:p>
      <text:p text:style-name="Text_20_body">- Maquette de la page d'accueil</text:p>
      <text:p text:style-name="Text_20_body">- Liste des mots-clefs</text:p>
      <text:p text:style-name="Text_20_body">- Décla<text:span text:style-name="T9">r</text:span>ation d'intention</text:p>
      <text:p text:style-name="Text_20_body">- <text:span text:style-name="T3">Devis et Contrat</text:span></text:p>
      <text:p text:style-name="Text_20_body"/>
      <text:p text:style-name="Text_20_body">A chaque réunion, il faut déterminer la date de la prochaine réunion en prenant en compte le planning ty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Normal" style:font-family-generic="swiss" style:font-pitch="variable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7-01-09T10:01:40.355000000</dc:date>
    <meta:editing-duration>PT18M10S</meta:editing-duration>
    <meta:editing-cycles>12</meta:editing-cycles>
    <meta:document-statistic meta:table-count="0" meta:image-count="0" meta:object-count="0" meta:page-count="1" meta:paragraph-count="18" meta:word-count="129" meta:character-count="731" meta:non-whitespace-character-count="619"/>
  </office:meta>
</office:document-meta>
</file>